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4pt" style:font-size-asian="34pt" style:font-size-complex="34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4pt" style:font-size-asian="34pt" style:font-size-complex="34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cm" svg:height="1cm" svg:x="19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cm" svg:height="1cm" svg:x="22.9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8.8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.4cm" svg:y="1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3cm" svg:height="12.2cm" svg:x="1.2cm" svg:y="1.2cm">
          <text:p text:style-name="P1"><text:span text:style-name="T1">C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7.297cm" svg:height="1.794cm" svg:x="1.1cm" svg:y="18.106cm">
          <text:p text:style-name="P1"><text:span text:style-name="T1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7cm" svg:height="1.794cm" svg:x="1.1cm" svg:y="13.8cm">
          <text:p text:style-name="P1"><text:span text:style-name="T1">android_native_app_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7cm" svg:height="1.794cm" svg:x="1.1cm" svg:y="15.953cm">
          <text:p text:style-name="P1"><text:span text:style-name="T1">Nativ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10.097cm" svg:height="3.947cm" svg:x="18.3cm" svg:y="13.8cm">
          <text:p text:style-name="P1"><text:span text:style-name="T1">OpenGL 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443cm" svg:height="3.205cm" svg:x="4.857cm" svg:y="10.095cm">
          <draw:text-box>
            <text:p><text:span text:style-name="T2">Event</text:span></text:p>
            <text:p><text:span text:style-name="T2">callback</text:span></text:p>
          </draw:text-box>
        </draw:frame>
        <draw:custom-shape draw:style-name="gr3" draw:text-style-name="P2" xml:id="id6" draw:id="id6" draw:layer="layout" svg:width="11.8cm" svg:height="1.9cm" svg:x="10.1cm" svg:y="9.6cm">
          <text:p text:style-name="P1"><text:span text:style-name="T1">engine_init_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11.8cm" svg:height="1.9cm" svg:x="16.4cm" svg:y="6.8cm">
          <text:p text:style-name="P1"><text:span text:style-name="T1">engine_draw_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12.608cm" svg:height="1.9cm" svg:x="3.492cm" svg:y="5.6cm">
          <text:p text:style-name="P2">engine_handle_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11.8cm" svg:height="1.9cm" svg:x="3cm" svg:y="4.2cm">
          <text:p text:style-name="P2">engine_handle_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8.8cm" svg:height="1.9cm" svg:x="4cm" svg:y="1.6cm">
          <text:p text:style-name="P2">android_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.9cm" svg:y1="13.8cm" svg:x2="4cm" svg:y2="2.55cm" draw:start-shape="id1" draw:start-glue-point="0" draw:end-shape="id2" draw:end-glue-point="3" svg:d="m1900 13800c0-7500 700-11250 2100-11250" svg:viewBox="0 0 2101 11251">
          <text:p/>
        </draw:connector>
        <draw:connector draw:style-name="gr5" draw:text-style-name="P1" draw:layer="layout" draw:type="curve" svg:x1="9.3cm" svg:y1="13.8cm" svg:x2="9.796cm" svg:y2="7.5cm" draw:start-shape="id3" draw:start-glue-point="0" draw:end-shape="id4" svg:d="m9300 13800c0-4686 496-1536 496-6300" svg:viewBox="0 0 497 6301">
          <text:p/>
        </draw:connector>
        <draw:connector draw:style-name="gr5" draw:text-style-name="P1" draw:layer="layout" draw:type="curve" svg:x1="9.3cm" svg:y1="13.8cm" svg:x2="8.9cm" svg:y2="6.1cm" draw:start-shape="id3" draw:start-glue-point="0" draw:end-shape="id5" draw:end-glue-point="2" svg:d="m9300 13800c0-5736-400-1886-400-7700" svg:viewBox="0 0 401 7701">
          <text:p/>
        </draw:connector>
        <draw:connector draw:style-name="gr5" draw:text-style-name="P1" draw:layer="layout" draw:type="curve" svg:x1="14.8cm" svg:y1="5.15cm" svg:x2="16cm" svg:y2="9.6cm" draw:start-shape="id5" draw:start-glue-point="1" draw:end-shape="id6" svg:d="m14800 5150c800 0 1200 1483 1200 4450" svg:viewBox="0 0 1201 4451">
          <text:p/>
        </draw:connector>
        <draw:connector draw:style-name="gr5" draw:text-style-name="P1" draw:layer="layout" draw:type="curve" svg:x1="12.8cm" svg:y1="2.55cm" svg:x2="22.3cm" svg:y2="6.8cm" draw:start-shape="id2" draw:start-glue-point="1" draw:end-shape="id7" draw:end-glue-point="0" svg:d="m12800 2550c6334 0 9500 1416 9500 4250" svg:viewBox="0 0 9501 4251">
          <text:p/>
        </draw:connector>
        <draw:connector draw:style-name="gr5" draw:text-style-name="P1" draw:layer="layout" draw:type="curve" svg:x1="14.8cm" svg:y1="5.15cm" svg:x2="22.3cm" svg:y2="6.8cm" draw:start-shape="id5" draw:start-glue-point="1" draw:end-shape="id7" draw:end-glue-point="0" svg:d="m14800 5150c5000 0 7500 550 7500 1650" svg:viewBox="0 0 7501 1651">
          <text:p/>
        </draw:connector>
        <draw:frame draw:style-name="gr4" draw:text-style-name="P3" draw:layer="layout" svg:width="3.283cm" svg:height="1.728cm" svg:x="2.117cm" svg:y="7.972cm">
          <draw:text-box>
            <text:p><text:span text:style-name="T2">Start</text:span></text:p>
          </draw:text-box>
        </draw:frame>
        <draw:connector draw:style-name="gr5" draw:text-style-name="P1" draw:layer="layout" draw:type="curve" svg:x1="23.35cm" svg:y1="8.7cm" svg:x2="23.348cm" svg:y2="13.8cm" draw:start-shape="id8" draw:start-glue-point="2" draw:end-shape="id9" svg:d="m23350 8700c0 3787-2 1238-2 5100" svg:viewBox="0 0 3 5101">
          <text:p/>
        </draw:connector>
        <draw:connector draw:style-name="gr5" draw:text-style-name="P1" draw:layer="layout" draw:type="curve" svg:x1="20.3cm" svg:y1="11.5cm" svg:x2="23.348cm" svg:y2="13.8cm" draw:start-shape="id10" draw:start-glue-point="2" draw:end-shape="id9" draw:end-glue-point="0" svg:d="m20300 11500c0 1687 3048 538 3048 2300" svg:viewBox="0 0 3049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6T03:41:22.176012620</dc:date>
    <dc:creator>Okabe Kiwamu</dc:creator>
    <meta:editing-duration>PT1H59M47S</meta:editing-duration>
    <meta:editing-cycles>169</meta:editing-cycles>
    <meta:generator>LibreOffice/4.1.3.2$Linux_X86_64 LibreOffice_project/410m0$Build-2</meta:generator>
    <meta:document-statistic meta:object-count="24"/>
  </office:meta>
</office:document-meta>
</file>